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54cm"/>
    </style:style>
    <style:style style:name="co2" style:family="table-column">
      <style:table-column-properties fo:break-before="auto" style:column-width="2.53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0.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<text:s text:c="2"/>&lt;li&gt;&lt;a id="Tags" href="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.html"&gt;&amp;lt;</text:p>
          </table:table-cell>
          <table:table-cell office:value-type="string" calcext:value-type="string">
            <text:p>!-- ... --</text:p>
          </table:table-cell>
          <table:table-cell office:value-type="string" calcext:value-type="string">
            <text:p>&amp;gt;&lt;/a&gt;&lt;/li&gt;</text:p>
          </table:table-cell>
          <table:table-cell table:formula="of:=CONCATENATE([.$A$1];[.B1];[.$C$1];[.D1];[.$E$1])" office:value-type="string" office:string-value="  &lt;li&gt;&lt;a id=&quot;Tags&quot; href=&quot;comment.html&quot;&gt;&amp;lt;!-- ... --&amp;gt;&lt;/a&gt;&lt;/li&gt;" calcext:value-type="string">
            <text:p><text:s text:c="2"/>&lt;li&gt;&lt;a id="Tags" href="comment.html"&gt;&amp;lt;!-- ... --&amp;gt;&lt;/a&gt;&lt;/li&gt;</text:p>
          </table:table-cell>
          <table:table-cell/>
        </table:table-row>
        <table:table-row table:style-name="ro1">
          <table:table-cell office:value-type="string" calcext:value-type="string">
            <text:p><text:s text:c="2"/>&lt;li&gt;&lt;a id="Tags" href="</text:p>
          </table:table-cell>
          <table:table-cell office:value-type="string" calcext:value-type="string">
            <text:p>doctype</text:p>
          </table:table-cell>
          <table:table-cell/>
          <table:table-cell office:value-type="string" calcext:value-type="string">
            <text:p>!DOC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&lt;li&gt;&lt;a id="Tags" href="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&lt;li&gt;&lt;a id="Tags" href="</text:p>
          </table:table-cell>
          <table:table-cell office:value-type="string" calcext:value-type="string">
            <text:p>abbr</text:p>
          </table:table-cell>
          <table:table-cell/>
          <table:table-cell office:value-type="string" calcext:value-type="string">
            <text:p>abbr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3"/>
          <table:table-cell table:formula="of:=[.B5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table:number-columns-repeated="3"/>
          <table:table-cell table:formula="of:=IF([.B8]&gt;0;CONCATENATE([.$A$1];[.B1];[.$C$1];[.D1];[.$E$1]);&quot;&quot;)" office:value-type="string" office:string-value="  &lt;li&gt;&lt;a id=&quot;Tags&quot; href=&quot;comment.html&quot;&gt;&amp;lt;!-- ... --&amp;gt;&lt;/a&gt;&lt;/li&gt;" calcext:value-type="string">
            <text:p><text:s text:c="2"/>&lt;li&gt;&lt;a id="Tags" href="comment.html"&gt;&amp;lt;!-- ... --&amp;gt;&lt;/a&gt;&lt;/li&gt;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5T11:08:58.937000000</meta:creation-date>
    <dc:date>2024-09-15T11:49:20.264000000</dc:date>
    <meta:editing-duration>PT3M27S</meta:editing-duration>
    <meta:editing-cycles>1</meta:editing-cycles>
    <meta:generator>LibreOffice/24.2.2.2$Windows_X86_64 LibreOffice_project/d56cc158d8a96260b836f100ef4b4ef25d6f1a01</meta:generator>
    <meta:document-statistic meta:table-count="1" meta:cell-count="18" meta:object-count="0"/>
  </office:meta>
</office:document-meta>
</file>